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Site web ShowcaseMe (amorcé lors du cours sur les<text:s/>Wireframes).</text:h>
      <text:h text:style-name="Titre2" text:outline-level="2">Description :</text:h>
      <text:p text:style-name="Standard">Le site ShowcaseMe permet de créer et partager un portfolio sur internet.</text:p>
      <text:p text:style-name="Standard"/>
      <text:p text:style-name="Standard">Un portfolio est une démonstration de compétences et de projet réalisés, de type<text:s/>"book" comme<text:s/>on le fait<text:s/>en graphisme<text:s/>et<text:s/>en architecture.</text:p>
      <text:p text:style-name="Standard">Le but est entre autres, de l'étendre à d'autres domaines d'activités.</text:p>
      <text:p text:style-name="Standard"/>
      <text:p text:style-name="Standard">Trois plans tarifaires sont proposés :</text:p>
      <text:p text:style-name="Standard"/>
      <text:p text:style-name="Standard">- La version basique est gratuite jusqu'à 6 projets.</text:p>
      <text:p text:style-name="Standard">- La premium est illimitée et les portfolios sont mis en avant sur la HP.</text:p>
      <text:p text:style-name="Standard">- Même chose pour le profil business mais la mise en page des portfolios<text:s/>est plus poussée.</text:p>
      <text:p text:style-name="Standard"/>
      <text:p text:style-name="Standard">Exemple<text:s/>de ce qu’est un portfolio web<text:s/>:<text:s/><text:a xlink:href="https://raigyo-dev.be/" office:target-frame-name="_top" xlink:show="replace">https://raigyo-dev.be/</text:a><text:s text:c="2"/></text:p>
      <text:p text:style-name="Standard"/>
      <text:h text:style-name="Titre2" text:outline-level="2">Fonctionnalités :</text:h>
      <text:p text:style-name="Standard"/>
      <text:p text:style-name="Standard">-<text:s/>Landing page :</text:p>
      <text:p text:style-name="Standard">La homepage présente les fonctionnalités et il y a un "Call to action" invitant à s'inscrire, car l'inscription est obligatoire. Exemple :<text:s/><text:a xlink:href="https://www.pinterest.fr/" office:target-frame-name="_top" xlink:show="replace">https://www.pinterest.fr/</text:a></text:p>
      <text:p text:style-name="Standard">- Login / Subscribe : Il est nécessaire d'être inscrit pour pouvoir accéder au site.</text:p>
      <text:p text:style-name="Standard">- Homepage : présente divers porfolios, qu'on peut visualiser individuellement et divers call to actions.<text:s/>Comme afficher tous les portfolios<text:s/>d’un certain type…</text:p>
      <text:p text:style-name="Standard">- Outil de recherche : par thème, société…</text:p>
      <text:p text:style-name="Standard">- Visiter un portfolio basique, premium ou business : on peut visualiser les projets, contacter l'auteur, partager le portfolio / projet sur les réseaux ou commenter.<text:s/>On peut également répondre aux commentaires et partager son propre portfolio.</text:p>
      <text:p text:style-name="Standard">- Editer portfolio : éditer son propre portfolio (biographie, photo...). Un portfolio est composé d'une série de projets.</text:p>
      <text:p text:style-name="Standard">- Ajouter projet : on peut ajouter jusqu'à 6 projets dans la version gratuite mais plus dans les autres versions.<text:s/>Les projets ont un descriptif, une galerie photo…</text:p>
      <text:p text:style-name="Standard">- Editer projet : On peut les modifier ou supprimer.</text:p>
      <text:p text:style-name="Standard">- Consulter le plan tarifaire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dot0307</dc:creator>
    <meta:creation-date>2023-04-18T17:50:00Z</meta:creation-date>
    <dc:date>2023-04-20T07:53:00Z</dc:date>
    <meta:template xlink:href="Normal.dotm" xlink:type="simple"/>
    <meta:editing-cycles>12</meta:editing-cycles>
    <meta:editing-duration>PT840S</meta:editing-duration>
    <meta:document-statistic meta:page-count="1" meta:paragraph-count="3" meta:word-count="288" meta:character-count="1874" meta:row-count="13" meta:non-whitespace-character-count="1589"/>
  </office:meta>
</office:document-meta>
</file>